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87c0e" officeooo:paragraph-rsid="00087c0e"/>
    </style:style>
    <style:style style:name="P2" style:family="paragraph" style:parent-style-name="Text_20_body">
      <style:text-properties officeooo:paragraph-rsid="00087c0e"/>
    </style:style>
    <style:style style:name="P3" style:family="paragraph" style:parent-style-name="Title">
      <style:text-properties officeooo:rsid="00087c0e" officeooo:paragraph-rsid="00087c0e"/>
    </style:style>
    <style:style style:name="P4" style:family="paragraph" style:parent-style-name="Heading_20_1">
      <style:paragraph-properties fo:break-before="page"/>
      <style:text-properties officeooo:rsid="00087c0e" officeooo:paragraph-rsid="00087c0e"/>
    </style:style>
    <style:style style:name="T1" style:family="text">
      <style:text-properties officeooo:rsid="00087c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ebruikershandleidi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Geschreven door: Andr</text:span>é <text:span text:style-name="T1">Slokker</text:span></text:p>
      <text:p text:style-name="P2"/>
      <text:h text:style-name="P4" text:outline-level="1">1. Hoe te compileren?</text:h>
      <text:p text:style-name="P2"/>
      <text:p text:style-name="P2">Allereerst zijn de volgende software pakketten nodig:</text:p>
      <text:p text:style-name="P2"><text:s text:c="4"/>- ROS Melodic + TF</text:p>
      <text:p text:style-name="P2"><text:s text:c="4"/>- Rviz</text:p>
      <text:p text:style-name="P2"><text:s text:c="4"/>- Boost 1_65</text:p>
      <text:p text:style-name="P2"/>
      <text:p text:style-name="P2">Ga naar de volgende locatie : Code/SimulationArm en voer hier het commando 'catkin_make' uit.</text:p>
      <text:p text:style-name="P2"/>
      <text:h text:style-name="P4" text:outline-level="1">2. Starten demoscript</text:h>
      <text:p text:style-name="P2">Ga naar de volgende locatie in de root map van dit project:</text:p>
      <text:p text:style-name="P2">Code/SimulationArm en open in deze folder een terminal window.</text:p>
      <text:p text:style-name="P2"/>
      <text:p text:style-name="P2">Voer het volgende commando uit: source devel/setup.bash</text:p>
      <text:p text:style-name="P2"/>
      <text:p text:style-name="P2">Voer daarna het volgende commando uit:</text:p>
      <text:p text:style-name="P2">roslaunch robotarm_description display.launch model:=lynxmotion_arm.urdf</text:p>
      <text:p text:style-name="P2"/>
      <text:h text:style-name="P4" text:outline-level="1">3. Sturen commando’s naar de robotarm</text:h>
      <text:p text:style-name="P2">"#0 P1500 T3000 #1 P1500 T3000 #2 P2450 T3000 #3 P800 T4000 #4 P1500 T5000 #5 P2000 T2000 \r\n"</text:p>
      <text:p text:style-name="P2"/>
      <text:p text:style-name="P2">Hierboven staat een voorbeeld van een commando dat naar de arm gestuurd kan worden. Deze commando's moeten volgens het SSC32U protocol zijn. </text:p>
      <text:p text:style-name="P2"/>
      <text:p text:style-name="P2">"#0" betekend servo 0</text:p>
      <text:p text:style-name="P2">"P1500" betekend positie 1500 (in PWM)</text:p>
      <text:p text:style-name="P2">"T3000" betekend dat hij er 3000 miliseconden over moet doen om naar die positie te gaan.</text:p>
      <text:p text:style-name="P2"/>
      <text:p text:style-name="P2">Belangrijk hierbij is om niet te vergeten de \r\n toe te voegen. Dit zorgt ervoor dat de parser weet dat dit het einde van het commando is.</text:p>
      <text:p text:style-name="P2"/>
      <text:p text:style-name="P2">De servo's hebben een range van 0 tot en met 5</text:p>
      <text:p text:style-name="P2">De positie moet in PWM zijn. De posities hebben een range van 500 tot 2500.</text:p>
      <text:p text:style-name="P2"/>
      <text:p text:style-name="P2">De tijd is optioneel. Als er geen tijd in het commando staat, dan wordt er automatisch een tijd van 1000 milliseconden (de minimale waarde) toegekend.</text:p>
      <text:p text:style-name="P2"/>
      <text:p text:style-name="P2">Daarnaast is het ook niet nodig om alle servo's in het commando op te nemen. Dit commando is bijvoorbeeld ook valide:</text:p>
      <text:p text:style-name="P2"/>
      <text:p text:style-name="P2">"#1 P1000 #2 P1500 T1000"</text:p>
      <text:p text:style-name="P2"/>
      <text:h text:style-name="P4" text:outline-level="1">4. Gerealiseerde eisen</text:h>
      <text:p text:style-name="P2">PA02: Package is te bouwen met catkin op Melodic.</text:p>
      <text:p text:style-name="P2"/>
      <text:p text:style-name="P2">PA03: De applicatie wordt gebouwd met C++ volgens de Object Oriented principes die je geleerd hebt bij eerdere courses.</text:p>
      <text:p text:style-name="P2"/>
      <text:p text:style-name="P2">VS01: De virtuele controller luistert naar een topic waarop string messages in het formaat van de SSC­32U 1 worden geplaatst.</text:p>
      <text:p text:style-name="P2"/>
      <text:p text:style-name="P2">VS02: De virtuele controller reageert op het topic (zie eis VS01) door bijbehorende joint_state messages te publiceren.</text:p>
      <text:p text:style-name="P2"/>
      <text:p text:style-name="P2">VS03: De virtuele robotarm wordt gevisualiseerd in Rviz (een URDF­model van de arm is beschikbaar op OnderwijsOnline).</text:p>
      <text:p text:style-name="P2"/>
      <text:p text:style-name="P2">VS04: De virtuele robotarm gedraagt zich realistisch m.b.t. tijdgedrag (servo’s roteren kost tijd en gaat geleidelijk)</text:p>
      <text:p text:style-name="P2"/>
      <text:p text:style-name="P2">VC01: Er kan op een willekeurige plek in de virtuele wereld een bekertje geplaatst worden.</text:p>
      <text:p text:style-name="P2"/>
      <text:p text:style-name="P2">VC02: Publiceert een 3D­visualisatie van het bekertje voor Rviz.</text:p>
      <text:p text:style-name="P2"/>
      <text:p text:style-name="P2">VC05: Visualiseert wanneer de gripper het bekertje vastheeft.</text:p>
      <text:p text:style-name="P2"/>
      <text:p text:style-name="P2">VC06: Het bekertje beweegt mee met de gripper (als hij vastgehouden wordt).</text:p>
      <text:p text:style-name="P2"/>
      <text:p text:style-name="P2">VC07: Bekertje is onderhevig aan zwaartekracht wanneer losgelaten.</text:p>
      <text:p text:style-name="P2"/>
      <text:p text:style-name="P2">VC08: Bekertje bepaalt en publiceert zijn positie.</text:p>
      <text:p text:style-name="P2"/>
      <text:p text:style-name="P2">DI01: Een demoscript stuurt over de tijd een sequentie van commando’s naar de armcontroller.</text:p>
      <text:p text:style-name="P2"/>
      <text:p text:style-name="P2">DM01: Beschrijft hoe de code gebouwd kan worden.</text:p>
      <text:p text:style-name="P2"><text:soft-page-break/></text:p>
      <text:p text:style-name="P2">DM02: Beschrijft stap voor stap hoe de arm bewogen kan worden middels enkele voorbeelden.</text:p>
      <text:p text:style-name="P2"/>
      <text:p text:style-name="P2">DM03: Beschrijft welke eisen gerealiseerd zijn.</text:p>
      <text:p text:style-name="P2"/>
      <text:p text:style-name="P2">DD01: Beschrijft de structuur van de package (Nodes, topics, messages, etcetera).</text:p>
      <text:p text:style-name="P2"/>
      <text:p text:style-name="P2">DD02: Beschrijft de structuur en samenhang van de broncode</text:p>
      <text:p text:style-name="P2">(class­diagrams, beschrijving, et cetera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6:26:40.768362455</meta:creation-date>
    <dc:date>2020-03-31T16:31:36.882717622</dc:date>
    <meta:editing-duration>PT4M57S</meta:editing-duration>
    <meta:editing-cycles>1</meta:editing-cycles>
    <meta:document-statistic meta:table-count="0" meta:image-count="0" meta:object-count="0" meta:page-count="6" meta:paragraph-count="46" meta:word-count="484" meta:character-count="3079" meta:non-whitespace-character-count="2628"/>
    <meta:generator>LibreOffice/6.0.7.3$Linux_X86_64 LibreOffice_project/00m0$Build-3</meta:generator>
  </office:meta>
</office:document-meta>
</file>